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FreeSerif1" svg:font-family="FreeSerif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6pt" officeooo:rsid="001323b2" officeooo:paragraph-rsid="001323b2" style:font-size-asian="14pt" style:font-size-complex="16pt"/>
    </style:style>
    <style:style style:name="P2" style:family="paragraph" style:parent-style-name="Text_20_body">
      <style:paragraph-properties fo:text-align="start" style:justify-single-word="false"/>
      <style:text-properties officeooo:paragraph-rsid="00148cfc"/>
    </style:style>
    <style:style style:name="P3" style:family="paragraph" style:parent-style-name="Text_20_body">
      <style:paragraph-properties fo:text-align="start" style:justify-single-word="false"/>
      <style:text-properties officeooo:rsid="00162dbd" officeooo:paragraph-rsid="00162dbd"/>
    </style:style>
    <style:style style:name="P4" style:family="paragraph" style:parent-style-name="Text_20_body">
      <style:text-properties officeooo:rsid="00162dbd" officeooo:paragraph-rsid="00162dbd"/>
    </style:style>
    <style:style style:name="P5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officeooo:rsid="001323b2" officeooo:paragraph-rsid="001323b2"/>
    </style:style>
    <style:style style:name="P6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/>
    </style:style>
    <style:style style:name="P7" style:family="paragraph" style:parent-style-name="Heading_20_1">
      <style:paragraph-properties fo:text-align="start" style:justify-single-word="false" fo:break-before="page"/>
    </style:style>
    <style:style style:name="P8" style:family="paragraph" style:parent-style-name="Heading_20_1">
      <style:paragraph-properties fo:text-align="start" style:justify-single-word="false"/>
      <style:text-properties officeooo:rsid="00148cfc" officeooo:paragraph-rsid="00148cfc"/>
    </style:style>
    <style:style style:name="P9" style:family="paragraph" style:parent-style-name="Title">
      <style:text-properties officeooo:rsid="001323b2" officeooo:paragraph-rsid="001323b2"/>
    </style:style>
    <style:style style:name="P10" style:family="paragraph" style:parent-style-name="Subtitle">
      <style:text-properties officeooo:rsid="001323b2" officeooo:paragraph-rsid="001323b2"/>
    </style:style>
    <style:style style:name="P11" style:family="paragraph" style:parent-style-name="Subtitle">
      <style:text-properties fo:font-size="16pt" officeooo:rsid="001323b2" officeooo:paragraph-rsid="001323b2" style:font-size-asian="14pt" style:font-size-complex="16pt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323b2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variant="normal" fo:text-transform="none" fo:color="#000000" style:text-line-through-style="none" style:text-line-through-type="none" style:font-name="Free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font-name="FreeSerif" fo:font-size="12pt" fo:font-style="normal" style:text-underline-style="none" fo:font-weight="normal" officeooo:rsid="001323b2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1155cc" style:text-line-through-style="none" style:text-line-through-type="none" style:font-name="FreeSerif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style:font-name="FreeSerif" fo:font-size="12pt" officeooo:rsid="001323b2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ab/><text:tab/><text:span text:style-name="T1">Auffray Baptiste</text:span></text:p>
      <text:p text:style-name="P5">Boutin Loïc</text:p>
      <text:p text:style-name="P5">Dromigny--Chevreuil Ivan</text:p>
      <text:p text:style-name="P9"/>
      <text:p text:style-name="P9">Rapport de projet</text:p>
      <text:p text:style-name="P10">Web des données / Web sémantique</text:p>
      <text:p text:style-name="P11">2017-2018</text:p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2"><text:a xlink:type="simple" xlink:href="#__RefHeading___Toc222_37492968" text:style-name="Index_20_Link" text:visited-style-name="Index_20_Link">I-Introduction<text:tab/>2</text:a></text:p>
          <text:p text:style-name="P12"><text:a xlink:type="simple" xlink:href="#__RefHeading___Toc224_37492968" text:style-name="Index_20_Link" text:visited-style-name="Index_20_Link">II-Transformation des données<text:tab/>2</text:a></text:p>
          <text:p text:style-name="P12"><text:a xlink:type="simple" xlink:href="#__RefHeading___Toc226_37492968" text:style-name="Index_20_Link" text:visited-style-name="Index_20_Link">III-Liaison des données<text:tab/>2</text:a></text:p>
          <text:p text:style-name="P12"><text:a xlink:type="simple" xlink:href="#__RefHeading___Toc228_37492968" text:style-name="Index_20_Link" text:visited-style-name="Index_20_Link">IV-Création d’inférences<text:tab/>2</text:a></text:p>
        </text:index-body>
      </text:table-of-content>
      <text:p text:style-name="P1"/>
      <text:h text:style-name="P7" text:outline-level="1"><text:bookmark-start text:name="__RefHeading___Toc222_37492968"/><text:span text:style-name="T2">Introduction</text:span><text:bookmark-end text:name="__RefHeading___Toc222_37492968"/></text:h>
      <text:p text:style-name="Text_20_body"><text:span text:style-name="T1">Ce projet avait pour objectif de transformer les données ouvertes de l’enseignement supérieur, de la <text:s/>Recherche et de l’Innovation</text:span><text:span text:style-name="T6"> </text:span><text:bookmark text:name="docs-internal-guid-95a4041c-f440-d9be-9f07-6d3de2038aaa"/><text:span text:style-name="T3">(</text:span><text:a xlink:type="simple" xlink:href="https://data.esr.gouv.fr/FR/" text:style-name="Internet_20_link" text:visited-style-name="Visited_20_Internet_20_Link"><text:span text:style-name="T5">https://data.esr.gouv.fr/FR/</text:span></text:a><text:span text:style-name="T3">) </text:span><text:span text:style-name="T4">en données sémantiques.</text:span></text:p>
      <text:p text:style-name="P4"><text:span text:style-name="T4">E</text:span><text:span text:style-name="T3">n ce qui nous concerne nous avons choisis le dataset suivant : </text:span><text:a xlink:type="simple" xlink:href="https://data.enseignementsup-recherche.gouv.fr/explore/dataset/fr-esr-rd-moyens-entreprises-intensite/table/?sort=valeur" text:style-name="Internet_20_link" text:visited-style-name="Visited_20_Internet_20_Link">https://data.enseignementsup-recherche.gouv.fr/explore/dataset/fr-esr-rd-moyens-entreprises-intensite/table/?sort=valeur</text:a><text:span text:style-name="T3">.</text:span></text:p>
      <text:p text:style-name="P4"><text:span text:style-name="T3">Celui ci concerne les moyens consacrés à la Recherche et au Développement, et ceux pour tous les départements de France et par intensité technologique.</text:span></text:p>
      <text:p text:style-name="Text_20_body"><text:span text:style-name="T4"/></text:p>
      <text:h text:style-name="P8" text:outline-level="1"><text:bookmark-start text:name="__RefHeading___Toc224_37492968"/>Transformation des données<text:bookmark-end text:name="__RefHeading___Toc224_37492968"/></text:h>
      <text:p text:style-name="P3">Afin de transformer</text:p>
      <text:h text:style-name="P8" text:outline-level="1"><text:bookmark-start text:name="__RefHeading___Toc226_37492968"/>Liaison des données<text:bookmark-end text:name="__RefHeading___Toc226_37492968"/></text:h>
      <text:p text:style-name="P2"/>
      <text:h text:style-name="P8" text:outline-level="1"><text:bookmark-start text:name="__RefHeading___Toc228_37492968"/>Création d’inférences<text:bookmark-end text:name="__RefHeading___Toc228_3749296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FreeSerif1" svg:font-family="FreeSerif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erif1" fo:font-family="FreeSerif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text-align="center" style:justify-single-word="false" style:page-number="auto" fo:keep-with-next="always"/>
      <style:text-properties style:font-name="FreeSerif1" fo:font-family="FreeSerif" style:font-style-name="Normal" style:font-family-generic="roman" style:font-pitch="variable" fo:font-size="24pt" fo:font-weight="bold" fo:background-color="transparen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20%" fo:text-indent="0.499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22pt" fo:font-weight="bold" fo:background-color="transparent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20pt" fo:font-weight="bold" style:font-size-asian="115%" style:font-weight-asian="bold" style:font-size-complex="115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Numbering_20_Symbols" style:num-suffix="-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8:27:49.575812765</meta:creation-date>
    <dc:date>2017-11-25T19:04:26.473302151</dc:date>
    <meta:editing-duration>PT36M3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19" meta:word-count="109" meta:character-count="857" meta:non-whitespace-character-count="769"/>
  </office:meta>
</office:document-meta>
</file>